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67cm"/>
    </style:style>
    <style:style style:name="co3" style:family="table-column">
      <style:table-column-properties fo:break-before="auto" style:column-width="3.9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e6e64c"/>
    </style:style>
    <style:style style:name="ce4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94bd5e"/>
    </style:style>
    <style:style style:name="ce7" style:family="table-cell" style:parent-style-name="Default">
      <style:table-cell-properties fo:background-color="#47b8b8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 style:data-style-name="N11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akkausnopeus" table:style-name="ta1">
        <table:shapes>
          <draw:frame draw:z-index="0" draw:style-name="gr1" draw:text-style-name="P1" svg:width="16cm" svg:height="8.986cm" svg:x="16.529cm" svg:y="0.427cm">
            <draw:object draw:notify-on-update-of-ranges="Pakkausnopeus.B5:Pakkausnopeus.E5 Pakkausnopeus.B6:Pakkausnopeus.E6 Pakkausnopeus.B7:Pakkausnopeus.E7 Pakkausnopeus.B8:Pakkausnopeus.E8 Pakkausnopeus.B9:Pakkausnopeus.E9 Pakkausnopeus.B10:Pakkausnopeus.E10 Pakkausnopeus.B11:Pakkausnopeus.E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cm" svg:height="8.986cm" svg:x="16.584cm" svg:y="9.813cm">
            <draw:object draw:notify-on-update-of-ranges="Pakkausnopeus.B15:Pakkausnopeus.E15 Pakkausnopeus.B16:Pakkausnopeus.E16 Pakkausnopeus.B17:Pakkausnopeus.E17 Pakkausnopeus.B18:Pakkausnopeus.E18 Pakkausnopeus.B19:Pakkausnopeus.E19 Pakkausnopeus.B20:Pakkausnopeus.E20 Pakkausnopeus.B21:Pakkausnopeus.E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2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 table:number-columns-spanned="5" table:number-rows-spanned="1">
            <text:p>Lorem ipsum -pakkausnopeu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>
            <text:p>Pakkau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KB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10000">
            <text:p>10000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280">
            <text:p>280</text:p>
          </table:table-cell>
          <table:table-cell office:value-type="float" office:value="1209">
            <text:p>1209</text:p>
          </table:table-cell>
          <table:table-cell office:value-type="float" office:value="2686">
            <text:p>268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269">
            <text:p>269</text:p>
          </table:table-cell>
          <table:table-cell office:value-type="float" office:value="1204">
            <text:p>1204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282">
            <text:p>282</text:p>
          </table:table-cell>
          <table:table-cell office:value-type="float" office:value="1156">
            <text:p>1156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280">
            <text:p>280</text:p>
          </table:table-cell>
          <table:table-cell office:value-type="float" office:value="1153">
            <text:p>1153</text:p>
          </table:table-cell>
          <table:table-cell office:value-type="float" office:value="2590">
            <text:p>2590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282">
            <text:p>282</text:p>
          </table:table-cell>
          <table:table-cell office:value-type="float" office:value="1230">
            <text:p>1230</text:p>
          </table:table-cell>
          <table:table-cell office:value-type="float" office:value="2617">
            <text:p>2617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292">
            <text:p>292</text:p>
          </table:table-cell>
          <table:table-cell office:value-type="float" office:value="1203">
            <text:p>1203</text:p>
          </table:table-cell>
          <table:table-cell office:value-type="float" office:value="2472">
            <text:p>2472</text:p>
          </table:table-cell>
        </table:table-row>
        <table:table-row table:style-name="ro1">
          <table:table-cell office:value-type="string">
            <text:p>ka</text:p>
          </table:table-cell>
          <table:table-cell table:style-name="ce4" table:formula="of:=AVERAGE([.B6:.B11])" office:value-type="float" office:value="77">
            <text:p>77</text:p>
          </table:table-cell>
          <table:table-cell table:style-name="ce4" table:formula="of:=AVERAGE([.C6:.C11])" office:value-type="float" office:value="280.833333333333">
            <text:p>280,8333333333</text:p>
          </table:table-cell>
          <table:table-cell table:style-name="ce4" table:formula="of:=AVERAGE([.D6:.D11])" office:value-type="float" office:value="1192.5">
            <text:p>1192,5</text:p>
          </table:table-cell>
          <table:table-cell table:style-name="ce4" table:formula="of:=AVERAGE([.E6:.E11])" office:value-type="float" office:value="2593.83333333333">
            <text:p>2593,8333333333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>
            <text:p>Purku</text:p>
          </table:table-cell>
          <table:table-cell table:number-columns-repeated="4"/>
        </table:table-row>
        <table:table-row table:style-name="ro1">
          <table:table-cell table:style-name="ce3" office:value-type="string">
            <text:p>KB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10000">
            <text:p>10000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936">
            <text:p>936</text:p>
          </table:table-cell>
          <table:table-cell office:value-type="float" office:value="1770">
            <text:p>1770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220">
            <text:p>220</text:p>
          </table:table-cell>
          <table:table-cell office:value-type="float" office:value="1008">
            <text:p>1008</text:p>
          </table:table-cell>
          <table:table-cell office:value-type="float" office:value="2358">
            <text:p>2358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964">
            <text:p>964</text:p>
          </table:table-cell>
          <table:table-cell office:value-type="float" office:value="2042">
            <text:p>2042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220">
            <text:p>220</text:p>
          </table:table-cell>
          <table:table-cell office:value-type="float" office:value="926">
            <text:p>926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212">
            <text:p>212</text:p>
          </table:table-cell>
          <table:table-cell office:value-type="float" office:value="1022">
            <text:p>1022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210">
            <text:p>210</text:p>
          </table:table-cell>
          <table:table-cell office:value-type="float" office:value="984">
            <text:p>984</text:p>
          </table:table-cell>
          <table:table-cell office:value-type="float" office:value="1837">
            <text:p>1837</text:p>
          </table:table-cell>
        </table:table-row>
        <table:table-row table:style-name="ro1">
          <table:table-cell office:value-type="string">
            <text:p>ka</text:p>
          </table:table-cell>
          <table:table-cell table:style-name="ce4" table:formula="of:=AVERAGE([.B16:.B21])" office:value-type="float" office:value="78">
            <text:p>78</text:p>
          </table:table-cell>
          <table:table-cell table:style-name="ce4" table:formula="of:=AVERAGE([.C16:.C21])" office:value-type="float" office:value="215.333333333333">
            <text:p>215,3333333333</text:p>
          </table:table-cell>
          <table:table-cell table:style-name="ce4" table:formula="of:=AVERAGE([.D16:.D21])" office:value-type="float" office:value="973.333333333333">
            <text:p>973,3333333333</text:p>
          </table:table-cell>
          <table:table-cell table:style-name="ce4" table:formula="of:=AVERAGE([.E16:.E21])" office:value-type="float" office:value="1948.83333333333">
            <text:p>1948,8333333333</text:p>
          </table:table-cell>
        </table:table-row>
      </table:table>
      <table:table table:name="Pakkausteho" table:style-name="ta1">
        <table:table-column table:style-name="co2" table:default-cell-style-name="ce6"/>
        <table:table-column table:style-name="co3" table:number-columns-repeated="5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ce5" office:value-type="string">
            <text:p>Pakkausteho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>
            <text:p>Tyyppi</text:p>
          </table:table-cell>
          <table:table-cell table:style-name="ce7" office:value-type="string">
            <text:p>Lorem ipsum</text:p>
          </table:table-cell>
          <table:table-cell table:style-name="ce7" office:value-type="string">
            <text:p>Bittikarttapiirustus</text:p>
          </table:table-cell>
          <table:table-cell table:style-name="ce7" office:value-type="string">
            <text:p>Bittkarttavalokuva</text:p>
          </table:table-cell>
          <table:table-cell table:style-name="ce7" office:value-type="string">
            <text:p>Png-kuva</text:p>
          </table:table-cell>
          <table:table-cell table:style-name="ce7" office:value-type="string">
            <text:p>Jpeg-kuva</text:p>
          </table:table-cell>
        </table:table-row>
        <table:table-row table:style-name="ro1">
          <table:table-cell office:value-type="string">
            <text:p>Alkuperäinen</text:p>
          </table:table-cell>
          <table:table-cell table:style-name="ce8" office:value-type="float" office:value="9826">
            <text:p>9826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955">
            <text:p>1955</text:p>
          </table:table-cell>
          <table:table-cell table:style-name="ce8" office:value-type="float" office:value="1765">
            <text:p>1765</text:p>
          </table:table-cell>
          <table:table-cell table:style-name="ce8" office:value-type="float" office:value="443">
            <text:p>443</text:p>
          </table:table-cell>
        </table:table-row>
        <table:table-row table:style-name="ro1">
          <table:table-cell office:value-type="string">
            <text:p>Pakattu</text:p>
          </table:table-cell>
          <table:table-cell table:style-name="ce8" office:value-type="float" office:value="5271">
            <text:p>5271</text:p>
          </table:table-cell>
          <table:table-cell table:style-name="ce8" office:value-type="float" office:value="59">
            <text:p>59</text:p>
          </table:table-cell>
          <table:table-cell table:style-name="ce8" office:value-type="float" office:value="1940">
            <text:p>1940</text:p>
          </table:table-cell>
          <table:table-cell table:style-name="ce8" office:value-type="float" office:value="1767">
            <text:p>1767</text:p>
          </table:table-cell>
          <table:table-cell table:style-name="ce8" office:value-type="float" office:value="444">
            <text:p>444</text:p>
          </table:table-cell>
        </table:table-row>
        <table:table-row table:style-name="ro1">
          <table:table-cell office:value-type="string">
            <text:p>Prosentteina</text:p>
          </table:table-cell>
          <table:table-cell table:style-name="ce9" table:formula="of:=[.B6]/[.B5]" office:value-type="percentage" office:value="0.536433950742927">
            <text:p>53,64%</text:p>
          </table:table-cell>
          <table:table-cell table:style-name="ce9" table:formula="of:=[.C6]/[.C5]" office:value-type="percentage" office:value="0.5">
            <text:p>50,00%</text:p>
          </table:table-cell>
          <table:table-cell table:style-name="ce9" table:formula="of:=[.D6]/[.D5]" office:value-type="percentage" office:value="0.9923273657289">
            <text:p>99,23%</text:p>
          </table:table-cell>
          <table:table-cell table:style-name="ce9" table:formula="of:=[.E6]/[.E5]" office:value-type="percentage" office:value="1.00113314447592">
            <text:p>100,11%</text:p>
          </table:table-cell>
          <table:table-cell table:style-name="ce9" table:formula="of:=[.F6]/[.F5]" office:value-type="percentage" office:value="1.00225733634312">
            <text:p>100,2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.00.0000</text:date>, <text:time style:data-style-name="N2" text:time-value="0000-00-00T20:21:33.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20:58:35.71</meta:creation-date>
    <dc:date>2014-12-07T21:46:38.87</dc:date>
    <meta:editing-duration>PT3H26M18S</meta:editing-duration>
    <meta:editing-cycles>7</meta:editing-cycles>
    <meta:generator>LibreOffice/4.0.3.3$Windows_x86 LibreOffice_project/0eaa50a932c8f2199a615e1eb30f7ac74279539</meta:generator>
    <meta:document-statistic meta:table-count="2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8.987cm" xlink:href=".." xlink:type="simple" chart:class="chart:scatter" chart:style-name="ch1">
        <chart:title svg:x="7.097cm" svg:y="0.315cm" chart:style-name="ch2">
          <text:p>Pakkaus</text:p>
        </chart:title>
        <chart:legend chart:legend-position="end" svg:x="14.108cm" svg:y="2.871cm" style:legend-expansion="high" chart:style-name="ch3"/>
        <chart:plot-area chart:style-name="ch4" table:cell-range-address="Pakkausnopeus.B5:Pakkausnopeus.E11" chart:data-source-has-labels="row" svg:x="1.358cm" svg:y="1.631cm" svg:width="12.11cm" svg:height="6.169cm">
          <chartooo:coordinate-region svg:x="2.35cm" svg:y="1.843cm" svg:width="10.653cm" svg:height="5.284cm"/>
          <chart:axis chart:dimension="x" chart:name="primary-x" chart:style-name="ch5" chartooo:axis-type="auto">
            <chart:title svg:x="5.438cm" svg:y="7.98cm" chart:style-name="ch6">
              <text:p>Tiedoston koko kilotavuina</text:p>
            </chart:title>
            <chart:categories table:cell-range-address="Pakkausnopeus.B5:Pakkausnopeus.E5"/>
          </chart:axis>
          <chart:axis chart:dimension="y" chart:name="primary-y" chart:style-name="ch5">
            <chart:title svg:x="0.451cm" svg:y="5.672cm" chart:style-name="ch7">
              <text:p>Millisekuntia</text:p>
            </chart:title>
            <chart:grid chart:style-name="ch8" chart:class="major"/>
          </chart:axis>
          <chart:series chart:style-name="ch9" chart:values-cell-range-address="Pakkausnopeus.B6:Pakkausnopeus.E6" chart:class="chart:scatter">
            <chart:domain table:cell-range-address="Pakkausnopeus.B5:Pakkausnopeus.E5"/>
            <chart:data-point chart:repeated="4"/>
          </chart:series>
          <chart:series chart:style-name="ch10" chart:values-cell-range-address="Pakkausnopeus.B7:Pakkausnopeus.E7" chart:class="chart:scatter">
            <chart:data-point chart:repeated="4"/>
          </chart:series>
          <chart:series chart:style-name="ch11" chart:values-cell-range-address="Pakkausnopeus.B8:Pakkausnopeus.E8" chart:class="chart:scatter">
            <chart:data-point chart:repeated="4"/>
          </chart:series>
          <chart:series chart:style-name="ch12" chart:values-cell-range-address="Pakkausnopeus.B9:Pakkausnopeus.E9" chart:class="chart:scatter">
            <chart:data-point chart:repeated="4"/>
          </chart:series>
          <chart:series chart:style-name="ch13" chart:values-cell-range-address="Pakkausnopeus.B10:Pakkausnopeus.E10" chart:class="chart:scatter">
            <chart:data-point chart:repeated="4"/>
          </chart:series>
          <chart:series chart:style-name="ch14" chart:values-cell-range-address="Pakkausnopeus.B11:Pakkausnopeus.E11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Pakkausnopeus.B5:Pakkausnopeus.E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80">
                <text:p>80</text:p>
                <draw:g>
                  <svg:desc>Pakkausnopeus.B6:Pakkausnopeus.E6</svg:desc>
                </draw:g>
              </table:table-cell>
              <table:table-cell office:value-type="float" office:value="280">
                <text:p>280</text:p>
              </table:table-cell>
              <table:table-cell office:value-type="float" office:value="1209">
                <text:p>1209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70">
                <text:p>70</text:p>
                <draw:g>
                  <svg:desc>Pakkausnopeus.B7:Pakkausnopeus.E7</svg:desc>
                </draw:g>
              </table:table-cell>
              <table:table-cell office:value-type="float" office:value="269">
                <text:p>269</text:p>
              </table:table-cell>
              <table:table-cell office:value-type="float" office:value="1204">
                <text:p>1204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72">
                <text:p>72</text:p>
                <draw:g>
                  <svg:desc>Pakkausnopeus.B8:Pakkausnopeus.E8</svg:desc>
                </draw:g>
              </table:table-cell>
              <table:table-cell office:value-type="float" office:value="282">
                <text:p>282</text:p>
              </table:table-cell>
              <table:table-cell office:value-type="float" office:value="1156">
                <text:p>1156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78">
                <text:p>78</text:p>
                <draw:g>
                  <svg:desc>Pakkausnopeus.B9:Pakkausnopeus.E9</svg:desc>
                </draw:g>
              </table:table-cell>
              <table:table-cell office:value-type="float" office:value="280">
                <text:p>280</text:p>
              </table:table-cell>
              <table:table-cell office:value-type="float" office:value="1153">
                <text:p>1153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80">
                <text:p>80</text:p>
                <draw:g>
                  <svg:desc>Pakkausnopeus.B10:Pakkausnopeus.E10</svg:desc>
                </draw:g>
              </table:table-cell>
              <table:table-cell office:value-type="float" office:value="282">
                <text:p>282</text:p>
              </table:table-cell>
              <table:table-cell office:value-type="float" office:value="1230">
                <text:p>1230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82">
                <text:p>82</text:p>
                <draw:g>
                  <svg:desc>Pakkausnopeus.B11:Pakkausnopeus.E11</svg:desc>
                </draw:g>
              </table:table-cell>
              <table:table-cell office:value-type="float" office:value="292">
                <text:p>292</text:p>
              </table:table-cell>
              <table:table-cell office:value-type="float" office:value="1203">
                <text:p>1203</text:p>
              </table:table-cell>
              <table:table-cell office:value-type="float" office:value="2472">
                <text:p>2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8.987cm" xlink:href=".." xlink:type="simple" chart:class="chart:scatter" chart:style-name="ch1">
        <chart:title svg:x="7.348cm" svg:y="0.315cm" chart:style-name="ch2">
          <text:p>Purku</text:p>
        </chart:title>
        <chart:legend chart:legend-position="end" svg:x="14.108cm" svg:y="2.871cm" style:legend-expansion="high" chart:style-name="ch3"/>
        <chart:plot-area chart:style-name="ch4" table:cell-range-address="Pakkausnopeus.B15:Pakkausnopeus.E21" chart:data-source-has-labels="row" svg:x="1.358cm" svg:y="1.631cm" svg:width="12.11cm" svg:height="6.169cm">
          <chartooo:coordinate-region svg:x="2.35cm" svg:y="1.843cm" svg:width="10.653cm" svg:height="5.284cm"/>
          <chart:axis chart:dimension="x" chart:name="primary-x" chart:style-name="ch5" chartooo:axis-type="auto">
            <chart:title svg:x="5.438cm" svg:y="7.98cm" chart:style-name="ch6">
              <text:p>Tiedoston koko kilotavuina</text:p>
            </chart:title>
            <chart:categories table:cell-range-address="Pakkausnopeus.B15:Pakkausnopeus.E15"/>
          </chart:axis>
          <chart:axis chart:dimension="y" chart:name="primary-y" chart:style-name="ch5">
            <chart:title svg:x="0.451cm" svg:y="5.672cm" chart:style-name="ch7">
              <text:p>Millisekuntia</text:p>
            </chart:title>
            <chart:grid chart:style-name="ch8" chart:class="major"/>
          </chart:axis>
          <chart:series chart:style-name="ch9" chart:values-cell-range-address="Pakkausnopeus.B16:Pakkausnopeus.E16" chart:class="chart:scatter">
            <chart:domain table:cell-range-address="Pakkausnopeus.B15:Pakkausnopeus.E15"/>
            <chart:data-point chart:repeated="4"/>
          </chart:series>
          <chart:series chart:style-name="ch10" chart:values-cell-range-address="Pakkausnopeus.B17:Pakkausnopeus.E17" chart:class="chart:scatter">
            <chart:data-point chart:repeated="4"/>
          </chart:series>
          <chart:series chart:style-name="ch11" chart:values-cell-range-address="Pakkausnopeus.B18:Pakkausnopeus.E18" chart:class="chart:scatter">
            <chart:data-point chart:repeated="4"/>
          </chart:series>
          <chart:series chart:style-name="ch12" chart:values-cell-range-address="Pakkausnopeus.B19:Pakkausnopeus.E19" chart:class="chart:scatter">
            <chart:data-point chart:repeated="4"/>
          </chart:series>
          <chart:series chart:style-name="ch13" chart:values-cell-range-address="Pakkausnopeus.B20:Pakkausnopeus.E20" chart:class="chart:scatter">
            <chart:data-point chart:repeated="4"/>
          </chart:series>
          <chart:series chart:style-name="ch14" chart:values-cell-range-address="Pakkausnopeus.B21:Pakkausnopeus.E21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Pakkausnopeus.B15:Pakkausnopeus.E1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70">
                <text:p>70</text:p>
                <draw:g>
                  <svg:desc>Pakkausnopeus.B16:Pakkausnopeus.E16</svg:desc>
                </draw:g>
              </table:table-cell>
              <table:table-cell office:value-type="float" office:value="210">
                <text:p>210</text:p>
              </table:table-cell>
              <table:table-cell office:value-type="float" office:value="936">
                <text:p>936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82">
                <text:p>82</text:p>
                <draw:g>
                  <svg:desc>Pakkausnopeus.B17:Pakkausnopeus.E17</svg:desc>
                </draw:g>
              </table:table-cell>
              <table:table-cell office:value-type="float" office:value="220">
                <text:p>220</text:p>
              </table:table-cell>
              <table:table-cell office:value-type="float" office:value="1008">
                <text:p>1008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70">
                <text:p>70</text:p>
                <draw:g>
                  <svg:desc>Pakkausnopeus.B18:Pakkausnopeus.E18</svg:desc>
                </draw:g>
              </table:table-cell>
              <table:table-cell office:value-type="float" office:value="220">
                <text:p>220</text:p>
              </table:table-cell>
              <table:table-cell office:value-type="float" office:value="964">
                <text:p>964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92">
                <text:p>92</text:p>
                <draw:g>
                  <svg:desc>Pakkausnopeus.B19:Pakkausnopeus.E19</svg:desc>
                </draw:g>
              </table:table-cell>
              <table:table-cell office:value-type="float" office:value="220">
                <text:p>220</text:p>
              </table:table-cell>
              <table:table-cell office:value-type="float" office:value="926">
                <text:p>92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82">
                <text:p>82</text:p>
                <draw:g>
                  <svg:desc>Pakkausnopeus.B20:Pakkausnopeus.E20</svg:desc>
                </draw:g>
              </table:table-cell>
              <table:table-cell office:value-type="float" office:value="212">
                <text:p>212</text:p>
              </table:table-cell>
              <table:table-cell office:value-type="float" office:value="1022">
                <text:p>1022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72">
                <text:p>72</text:p>
                <draw:g>
                  <svg:desc>Pakkausnopeus.B21:Pakkausnopeus.E21</svg:desc>
                </draw:g>
              </table:table-cell>
              <table:table-cell office:value-type="float" office:value="210">
                <text:p>210</text:p>
              </table:table-cell>
              <table:table-cell office:value-type="float" office:value="984">
                <text:p>984</text:p>
              </table:table-cell>
              <table:table-cell office:value-type="float" office:value="1837">
                <text:p>18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